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5" style:family="graphic" style:parent-style-name="standard">
      <style:graphic-properties draw:fill="none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64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1.016cm" svg:x="16.494cm" svg:y="4.97cm">
          <text:p text:style-name="P1"><text:span text:style-name="T1">While (1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4.572cm" svg:height="1.143cm" svg:x="16.494cm" svg:y="7.383cm">
          <text:p text:style-name="P1"><text:span text:style-name="T1">Sel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8.78cm" svg:y1="5.986cm" svg:x2="18.78cm" svg:y2="7.383cm" draw:start-shape="id1" draw:start-glue-point="8" draw:end-shape="id2" draw:end-glue-point="4" svg:d="m18780 5986v1397" svg:viewBox="0 0 1 1398">
          <text:p/>
        </draw:connector>
        <draw:custom-shape draw:style-name="gr1" draw:text-style-name="P3" xml:id="id3" draw:id="id3" draw:layer="layout" svg:width="4.826cm" svg:height="2.159cm" svg:x="8.366cm" svg:y="6.875cm">
          <text:p text:style-name="P1"><text:span text:style-name="T2">E' arrivato</text:span></text:p>
          <text:p text:style-name="P1"><text:span text:style-name="T2">un pacchetto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line" svg:x1="16.494cm" svg:y1="7.954cm" svg:x2="13.192cm" svg:y2="7.955cm" draw:start-shape="id2" draw:start-glue-point="5" draw:end-shape="id3" draw:end-glue-point="7" svg:d="m16494 7954-3302 1" svg:viewBox="0 0 3303 2">
          <text:p/>
        </draw:connector>
        <draw:custom-shape draw:style-name="gr3" draw:text-style-name="P2" xml:id="id12" draw:id="id12" draw:layer="layout" svg:width="5.334cm" svg:height="3.556cm" svg:x="3.667cm" svg:y="18.907cm">
          <text:p text:style-name="P1"><text:span text:style-name="T2">Nel buffer</text:span></text:p>
          <text:p text:style-name="P1"><text:span text:style-name="T2">ci sono</text:span></text:p>
          <text:p text:style-name="P1"><text:span text:style-name="T2">frame per lo stesso </text:span></text:p>
          <text:p text:style-name="P1"><text:span text:style-name="T2">destinatario?</text:span><text:span text:style-name="T1">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draw:layer="layout" svg:width="0.972cm" svg:height="0.806cm" svg:x="10.779cm" svg:y="9.128cm">
          <draw:text-box>
            <text:p><text:span text:style-name="T1">SI</text:span></text:p>
          </draw:text-box>
        </draw:frame>
        <draw:custom-shape draw:style-name="gr5" draw:text-style-name="P6" xml:id="id13" draw:id="id13" draw:layer="layout" svg:width="5.207cm" svg:height="7.112cm" svg:x="10.271cm" svg:y="17.129cm">
          <text:p text:style-name="P5"><text:span text:style-name="T2">Es: </text:span></text:p>
          <text:p text:style-name="P5"><text:span text:style-name="T2">sta3 → sta4 (in corso)</text:span></text:p>
          <text:p text:style-name="P5"><text:span text:style-name="T2">sta1 → sta4 (comincia)</text:span></text:p>
          <text:p text:style-name="P5"><text:span text:style-name="T2"/></text:p>
          <text:p text:style-name="P5"><text:span text:style-name="T2">CRC = 0 sul frame della</text:span></text:p>
          <text:p text:style-name="P5"><text:span text:style-name="T2">sta che ha la connessione</text:span></text:p>
          <text:p text:style-name="P5"><text:span text:style-name="T2">in corso (sta3)</text:span></text:p>
          <text:p text:style-name="P5"><text:span text:style-name="T2">&lt;marca errore&gt;</text:span></text:p>
          <text:p text:style-name="P5"><text:span text:style-name="T2"/></text:p>
          <text:p text:style-name="P5"><text:span text:style-name="T2">“</text:span><text:span text:style-name="T2">per semplicità”</text:span></text:p>
          <text:p text:style-name="P5"><text:span text:style-name="T2">elimina frame</text:span></text:p>
          <text:p text:style-name="P5"><text:span text:style-name="T2">dell'altra stazione (sta1)</text:span></text:p>
          <text:p text:style-name="P5"><text:span text:style-name="T2">ed inoltra solo il frame</text:span></text:p>
          <text:p text:style-name="P5"><text:span text:style-name="T2">di sta3 a tutti (*)</text:span></text:p>
          <text:p text:style-name="P5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4" draw:layer="layout" svg:width="1.143cm" svg:height="0.806cm" svg:x="8.874cm" svg:y="19.498cm">
          <draw:text-box>
            <text:p><text:span text:style-name="T1">SI</text:span></text:p>
          </draw:text-box>
        </draw:frame>
        <draw:frame draw:style-name="gr6" draw:text-style-name="P4" draw:layer="layout" svg:width="1.27cm" svg:height="0.806cm" svg:x="0.746cm" svg:y="8.493cm">
          <draw:text-box>
            <text:p><text:span text:style-name="T1">NO</text:span></text:p>
          </draw:text-box>
        </draw:frame>
        <draw:custom-shape draw:style-name="gr5" draw:text-style-name="P3" xml:id="id4" draw:id="id4" draw:layer="layout" svg:width="4.318cm" svg:height="0.889cm" svg:x="4.175cm" svg:y="39.608cm">
          <draw:glue-point draw:id="8" svg:x="3.529cm" svg:y="-4.994cm"/>
          <text:p text:style-name="P1"><text:span text:style-name="T2">L'area è libe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19.705cm 7.132cm" svg:x1="8.493cm" svg:y1="40.052cm" svg:x2="20.601cm" svg:y2="5.478cm" draw:start-shape="id4" draw:start-glue-point="7" draw:end-shape="id1" draw:end-glue-point="9" svg:d="m8493 40052h20207v-34574h-8099" svg:viewBox="0 0 20208 34575">
          <text:p/>
        </draw:connector>
        <draw:custom-shape draw:style-name="gr7" draw:text-style-name="P7" draw:layer="layout" svg:width="27.7cm" svg:height="2.032cm" svg:x="1cm" svg:y="1cm">
          <text:p text:style-name="P1"><text:span text:style-name="T3">Vita del mezzo condivis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" draw:id="id5" draw:layer="layout" svg:width="3.302cm" svg:height="2.413cm" svg:x="20.558cm" svg:y="17.256cm">
          <text:p text:style-name="P1"><text:span text:style-name="T2">L'area</text:span></text:p>
          <text:p text:style-name="P1"><text:span text:style-name="T2">è liber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6" xml:id="id6" draw:id="id6" draw:layer="layout" svg:width="3.81cm" svg:height="1.397cm" svg:x="23.099cm" svg:y="21.193cm">
          <text:p text:style-name="P5"><text:span text:style-name="T2">Occupa</text:span></text:p>
          <text:p text:style-name="P5"><text:span text:style-name="T2">l'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xml:id="id7" draw:id="id7" draw:layer="layout" svg:width="3.81cm" svg:height="5.08cm" svg:x="23.099cm" svg:y="24.241cm">
          <draw:glue-point draw:id="8" svg:x="3.333cm" svg:y="5.002cm"/>
          <text:p text:style-name="P5"><text:span text:style-name="T2">Metti il</text:span></text:p>
          <text:p text:style-name="P5"><text:span text:style-name="T2">Pacchetto</text:span></text:p>
          <text:p text:style-name="P5"><text:span text:style-name="T2">nel buffer</text:span></text:p>
          <text:p text:style-name="P5"><text:span text:style-name="T2">(imposta il</text:span></text:p>
          <text:p text:style-name="P5"><text:span text:style-name="T2">TDout,</text:span></text:p>
          <text:p text:style-name="P5"><text:span text:style-name="T2">timer + duratio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0.641cm" svg:x1="23.86cm" svg:y1="18.462cm" svg:x2="25.004cm" svg:y2="21.193cm" draw:start-shape="id5" draw:start-glue-point="7" draw:end-shape="id6" draw:end-glue-point="4" svg:d="m23860 18462h1143l1 2229v502" svg:viewBox="0 0 1145 2732">
          <text:p/>
        </draw:connector>
        <draw:connector draw:style-name="gr2" draw:text-style-name="P1" draw:layer="layout" draw:type="line" svg:x1="25.004cm" svg:y1="22.59cm" svg:x2="25.004cm" svg:y2="24.241cm" draw:start-shape="id6" draw:start-glue-point="6" draw:end-shape="id7" draw:end-glue-point="4" svg:d="m25004 22590v1651" svg:viewBox="0 0 1 1652">
          <text:p/>
        </draw:connector>
        <draw:connector draw:style-name="gr2" draw:text-style-name="P1" draw:layer="layout" draw:type="line" svg:x1="26.909cm" svg:y1="26.781cm" svg:x2="28.658cm" svg:y2="26.797cm" draw:start-shape="id7" draw:start-glue-point="7" svg:d="m26909 26781 1749 16" svg:viewBox="0 0 1750 17">
          <text:p/>
        </draw:connector>
        <draw:frame draw:style-name="gr6" draw:text-style-name="P4" draw:layer="layout" svg:width="1.143cm" svg:height="0.806cm" svg:x="23.988cm" svg:y="17.764cm">
          <draw:text-box>
            <text:p><text:span text:style-name="T1">SI</text:span></text:p>
          </draw:text-box>
        </draw:frame>
        <draw:frame draw:style-name="gr6" draw:text-style-name="P4" draw:layer="layout" svg:width="1.27cm" svg:height="0.806cm" svg:x="19.162cm" svg:y="17.72cm">
          <draw:text-box>
            <text:p><text:span text:style-name="T1">NO</text:span></text:p>
          </draw:text-box>
        </draw:frame>
        <draw:frame draw:style-name="gr6" draw:text-style-name="P4" draw:layer="layout" svg:width="1.27cm" svg:height="0.806cm" svg:x="9.636cm" svg:y="6.08cm">
          <draw:text-box>
            <text:p><text:span text:style-name="T1">NO</text:span></text:p>
          </draw:text-box>
        </draw:frame>
        <draw:custom-shape draw:style-name="gr1" draw:text-style-name="P3" xml:id="id16" draw:id="id16" draw:layer="layout" svg:width="4.064cm" svg:height="3.175cm" svg:x="5.191cm" svg:y="3.54cm">
          <text:p text:style-name="P1"><text:span text:style-name="T2">Ci</text:span></text:p>
          <text:p text:style-name="P1"><text:span text:style-name="T2">sono</text:span></text:p>
          <text:p text:style-name="P1"><text:span text:style-name="T2">frame nel</text:span></text:p>
          <text:p text:style-name="P1"><text:span text:style-name="T2">buff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6" xml:id="id14" draw:id="id14" draw:layer="layout" svg:width="5.588cm" svg:height="2.032cm" svg:x="3.54cm" svg:y="24.368cm">
          <text:p text:style-name="P5"><text:span text:style-name="T2">Se i primi n-1 byte</text:span></text:p>
          <text:p text:style-name="P5"><text:span text:style-name="T2">sono ancora da spedire,</text:span></text:p>
          <text:p text:style-name="P5"><text:span text:style-name="T2">allora spediscili a tutti (*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4.064cm" svg:height="2.667cm" svg:x="4.302cm" svg:y="28.686cm">
          <draw:glue-point draw:id="8" svg:x="2.5cm" svg:y="-2.617cm"/>
          <text:p text:style-name="P1"><text:span text:style-name="T2">È</text:span></text:p>
          <text:p text:style-name="P1"><text:span text:style-name="T2">scaduto</text:span></text:p>
          <text:p text:style-name="P1"><text:span text:style-name="T2">il TDo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4" draw:layer="layout" svg:width="1.27cm" svg:height="0.806cm" svg:x="6.207cm" svg:y="22.336cm">
          <draw:text-box>
            <text:p><text:span text:style-name="T1">NO</text:span></text:p>
          </draw:text-box>
        </draw:frame>
        <draw:custom-shape draw:style-name="gr1" draw:text-style-name="P6" xml:id="id9" draw:id="id9" draw:layer="layout" svg:width="2.413cm" svg:height="2.921cm" svg:x="9.89cm" svg:y="28.559cm">
          <text:p text:style-name="P5"><text:span text:style-name="T2">In questo</text:span></text:p>
          <text:p text:style-name="P5"><text:span text:style-name="T2">caso il</text:span></text:p>
          <text:p text:style-name="P5"><text:span text:style-name="T2">mezzo</text:span></text:p>
          <text:p text:style-name="P5"><text:span text:style-name="T2">rimane</text:span></text:p>
          <text:p text:style-name="P5"><text:span text:style-name="T2">occupat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366cm" svg:y1="30.019cm" svg:x2="9.89cm" svg:y2="30.019cm" draw:start-shape="id8" draw:start-glue-point="7" draw:end-shape="id9" draw:end-glue-point="3" svg:d="m8366 30019h1524" svg:viewBox="0 0 1525 1">
          <text:p/>
        </draw:connector>
        <draw:frame draw:style-name="gr6" draw:text-style-name="P4" draw:layer="layout" svg:width="1.27cm" svg:height="0.806cm" svg:x="8.239cm" svg:y="29.321cm">
          <draw:text-box>
            <text:p><text:span text:style-name="T1">NO</text:span></text:p>
          </draw:text-box>
        </draw:frame>
        <draw:connector draw:style-name="gr2" draw:text-style-name="P1" draw:layer="layout" draw:type="line" svg:x1="11.096cm" svg:y1="31.48cm" svg:x2="11.07cm" svg:y2="40.022cm" draw:start-shape="id9" draw:start-glue-point="2" svg:d="m11096 31480-26 8542" svg:viewBox="0 0 27 8543">
          <text:p/>
        </draw:connector>
        <draw:custom-shape draw:style-name="gr1" draw:text-style-name="P6" xml:id="id10" draw:id="id10" draw:layer="layout" svg:width="5.842cm" svg:height="2.159cm" svg:x="3.413cm" svg:y="32.75cm">
          <text:p text:style-name="P5"><text:span text:style-name="T2">Inoltra l'ultimo byte a</text:span></text:p>
          <text:p text:style-name="P5"><text:span text:style-name="T2">Tutti (*) e togli il pacchetto</text:span></text:p>
          <text:p text:style-name="P5"><text:span text:style-name="T2">dal buff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334cm" svg:y1="31.353cm" svg:x2="6.334cm" svg:y2="32.75cm" draw:start-shape="id8" draw:start-glue-point="6" draw:end-shape="id10" draw:end-glue-point="0" svg:d="m6334 31353v1397" svg:viewBox="0 0 1 1398">
          <text:p/>
        </draw:connector>
        <draw:frame draw:style-name="gr6" draw:text-style-name="P4" draw:layer="layout" svg:width="1.143cm" svg:height="0.806cm" svg:x="6.207cm" svg:y="31.436cm">
          <draw:text-box>
            <text:p><text:span text:style-name="T1">SI</text:span></text:p>
          </draw:text-box>
        </draw:frame>
        <draw:custom-shape draw:style-name="gr1" draw:text-style-name="P6" xml:id="id11" draw:id="id11" draw:layer="layout" svg:width="4.318cm" svg:height="2.286cm" svg:x="16.621cm" svg:y="24.876cm">
          <draw:glue-point draw:id="8" svg:x="-2.644cm" svg:y="-5cm"/>
          <text:p text:style-name="P5"><text:span text:style-name="T2">Scarta pacchetto e</text:span></text:p>
          <text:p text:style-name="P5"><text:span text:style-name="T2">&lt;marca errore&gt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3.937cm" svg:x1="18.78cm" svg:y1="27.162cm" svg:x2="7.857cm" svg:y2="39.609cm" draw:start-shape="id11" draw:start-glue-point="6" draw:end-shape="id4" draw:end-glue-point="8" svg:d="m18780 27162v10160h-10923v2287" svg:viewBox="0 0 10924 12448">
          <text:p/>
        </draw:connector>
        <draw:custom-shape draw:style-name="gr7" draw:text-style-name="P1" draw:layer="layout" svg:width="4.572cm" svg:height="2.159cm" svg:x="11.414cm" svg:y="4.175cm">
          <text:p text:style-name="P1">Entry</text:p>
          <text:p text:style-name="P1">Point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6" draw:text-style-name="P4" draw:layer="layout" svg:width="1.27cm" svg:height="0.806cm" svg:x="4.048cm" svg:y="4.429cm">
          <draw:text-box>
            <text:p><text:span text:style-name="T1">NO</text:span></text:p>
          </draw:text-box>
        </draw:frame>
        <draw:connector draw:style-name="gr2" draw:text-style-name="P1" draw:layer="layout" svg:x1="9.001cm" svg:y1="20.685cm" svg:x2="10.271cm" svg:y2="20.685cm" draw:start-shape="id12" draw:start-glue-point="7" draw:end-shape="id13" draw:end-glue-point="5" svg:d="m9001 20685h1270" svg:viewBox="0 0 1271 1">
          <text:p/>
        </draw:connector>
        <draw:custom-shape draw:style-name="gr7" draw:text-style-name="P3" draw:layer="layout" svg:width="5.969cm" svg:height="2.667cm" svg:x="22.082cm" svg:y="36.814cm">
          <text:p text:style-name="P5"><text:span text:style-name="T2">(*) per “tutti” si intende</text:span></text:p>
          <text:p text:style-name="P5"><text:span text:style-name="T2">tutte le stazioni dell'area</text:span></text:p>
          <text:p text:style-name="P5"><text:span text:style-name="T2">fuorchè il mi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334cm" svg:y1="22.463cm" svg:x2="6.334cm" svg:y2="24.368cm" draw:start-shape="id12" draw:end-shape="id14" svg:d="m6334 22463v1905" svg:viewBox="0 0 1 1906">
          <text:p/>
        </draw:connector>
        <draw:connector draw:style-name="gr2" draw:text-style-name="P1" draw:layer="layout" draw:type="line" svg:x1="6.334cm" svg:y1="26.4cm" svg:x2="6.334cm" svg:y2="28.686cm" draw:start-shape="id14" draw:start-glue-point="2" draw:end-shape="id8" draw:end-glue-point="4" svg:d="m6334 26400v2286" svg:viewBox="0 0 1 2287">
          <text:p/>
        </draw:connector>
        <draw:connector draw:style-name="gr2" draw:text-style-name="P1" draw:layer="layout" draw:type="line" svg:x1="6.334cm" svg:y1="34.909cm" svg:x2="6.334cm" svg:y2="39.608cm" draw:start-shape="id10" draw:start-glue-point="2" draw:end-shape="id4" draw:end-glue-point="0" svg:d="m6334 34909v4699" svg:viewBox="0 0 1 4700">
          <text:p/>
        </draw:connector>
        <draw:custom-shape draw:style-name="gr1" draw:text-style-name="P6" xml:id="id15" draw:id="id15" draw:layer="layout" svg:width="5.334cm" svg:height="1.397cm" svg:x="3.667cm" svg:y="15.097cm">
          <text:p text:style-name="P6">Se genera errore (10%)</text:p>
          <text:p text:style-name="P6">allora &lt;marca errore&gt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6.334cm" svg:y1="16.494cm" svg:x2="6.334cm" svg:y2="18.907cm" draw:start-shape="id15" draw:start-glue-point="6" draw:end-shape="id12" draw:end-glue-point="4" svg:d="m6334 16494v2413" svg:viewBox="0 0 1 2414">
          <text:p/>
        </draw:connector>
        <draw:connector draw:style-name="gr2" draw:text-style-name="P1" draw:layer="layout" svg:x1="12.874cm" svg:y1="24.241cm" svg:x2="9.128cm" svg:y2="25.384cm" draw:start-shape="id13" draw:start-glue-point="6" draw:end-shape="id14" draw:end-glue-point="1" svg:d="m12874 24241v1143h-3746" svg:viewBox="0 0 3747 1144">
          <text:p/>
        </draw:connector>
        <draw:connector draw:style-name="gr2" draw:text-style-name="P1" draw:layer="layout" svg:x1="20.558cm" svg:y1="18.462cm" svg:x2="18.78cm" svg:y2="24.876cm" draw:start-shape="id5" draw:start-glue-point="5" draw:end-shape="id11" draw:end-glue-point="4" svg:d="m20558 18462h-1778v6414" svg:viewBox="0 0 1779 6415">
          <text:p/>
        </draw:connector>
        <draw:custom-shape draw:style-name="gr1" draw:text-style-name="P3" xml:id="id17" draw:id="id17" draw:layer="layout" svg:width="2.921cm" svg:height="2.413cm" svg:x="1.762cm" svg:y="7.985cm">
          <text:p text:style-name="P1"><text:span text:style-name="T2">Abbiamo</text:span></text:p>
          <text:p text:style-name="P1"><text:span text:style-name="T2">un errore in</text:span></text:p>
          <text:p text:style-name="P1"><text:span text:style-name="T2">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6" xml:id="id18" draw:id="id18" draw:layer="layout" svg:width="2.159cm" svg:height="1.397cm" svg:x="2.143cm" svg:y="12.049cm">
          <text:p text:style-name="P6">Gestisci</text:p>
          <text:p text:style-name="P6">error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779cm" svg:y1="6.875cm" svg:x2="9.255cm" svg:y2="5.128cm" draw:start-shape="id3" draw:start-glue-point="4" draw:end-shape="id16" draw:end-glue-point="7" svg:d="m10779 6875v-1747h-1524" svg:viewBox="0 0 1525 1748">
          <text:p/>
        </draw:connector>
        <draw:connector draw:style-name="gr2" draw:text-style-name="P1" draw:layer="layout" svg:x1="5.191cm" svg:y1="5.128cm" svg:x2="3.222cm" svg:y2="7.985cm" draw:start-shape="id16" draw:start-glue-point="5" draw:end-shape="id17" draw:end-glue-point="4" svg:d="m5191 5128h-1969v2857" svg:viewBox="0 0 1970 2858">
          <text:p/>
        </draw:connector>
        <draw:connector draw:style-name="gr2" draw:text-style-name="P1" draw:layer="layout" svg:x1="7.223cm" svg:y1="6.715cm" svg:x2="6.334cm" svg:y2="15.097cm" draw:start-shape="id16" draw:start-glue-point="6" draw:end-shape="id15" draw:end-glue-point="4" svg:d="m7223 6715v4191h-889v4191" svg:viewBox="0 0 890 8383">
          <text:p/>
        </draw:connector>
        <draw:frame draw:style-name="gr4" draw:text-style-name="P4" draw:layer="layout" svg:width="0.972cm" svg:height="0.806cm" svg:x="6.378cm" svg:y="6.715cm">
          <draw:text-box>
            <text:p><text:span text:style-name="T1">SI</text:span></text:p>
          </draw:text-box>
        </draw:frame>
        <draw:connector draw:style-name="gr2" draw:text-style-name="P1" draw:layer="layout" draw:type="line" svg:x1="3.222cm" svg:y1="10.398cm" svg:x2="3.223cm" svg:y2="12.049cm" draw:start-shape="id17" draw:start-glue-point="6" draw:end-shape="id18" draw:end-glue-point="4" svg:d="m3222 10398 1 1651" svg:viewBox="0 0 2 1652">
          <text:p/>
        </draw:connector>
        <draw:frame draw:style-name="gr4" draw:text-style-name="P4" draw:layer="layout" svg:width="0.972cm" svg:height="0.806cm" svg:x="3.159cm" svg:y="10.354cm">
          <draw:text-box>
            <text:p><text:span text:style-name="T1">SI</text:span></text:p>
          </draw:text-box>
        </draw:frame>
        <draw:connector draw:style-name="gr2" draw:text-style-name="P1" draw:layer="layout" draw:line-skew="-0.26cm" svg:x1="1.762cm" svg:y1="9.191cm" svg:x2="4.175cm" svg:y2="40.052cm" draw:start-shape="id17" draw:start-glue-point="5" draw:end-shape="id4" draw:end-glue-point="5" svg:d="m1762 9191h-762v30861h3175" svg:viewBox="0 0 3176 30862">
          <text:p/>
        </draw:connector>
        <draw:connector draw:style-name="gr2" draw:text-style-name="P1" draw:layer="layout" svg:x1="2.143cm" svg:y1="12.748cm" svg:x2="1.009cm" svg:y2="12.738cm" draw:start-shape="id18" draw:start-glue-point="5" svg:d="m2143 12748h-818v-10h-316" svg:viewBox="0 0 1135 11">
          <text:p/>
        </draw:connector>
        <draw:custom-shape draw:style-name="gr1" draw:text-style-name="P3" xml:id="id19" draw:id="id19" draw:layer="layout" svg:width="2.921cm" svg:height="2.413cm" svg:x="17.51cm" svg:y="9.763cm">
          <text:p text:style-name="P1"><text:span text:style-name="T2">Abbiamo</text:span></text:p>
          <text:p text:style-name="P1"><text:span text:style-name="T2">un errore in</text:span></text:p>
          <text:p text:style-name="P1"><text:span text:style-name="T2">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6" xml:id="id20" draw:id="id20" draw:layer="layout" svg:width="3.683cm" svg:height="1.143cm" svg:x="22.336cm" svg:y="10.398cm">
          <draw:glue-point draw:id="8" svg:x="-2.644cm" svg:y="-5cm"/>
          <text:p text:style-name="P5"><text:span text:style-name="T2">Scarta pacchett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779cm" svg:y1="9.034cm" svg:x2="17.51cm" svg:y2="10.969cm" draw:start-shape="id3" draw:start-glue-point="6" draw:end-shape="id19" draw:end-glue-point="5" svg:d="m10779 9034v1935h6731" svg:viewBox="0 0 6732 1936">
          <text:p/>
        </draw:connector>
        <draw:connector draw:style-name="gr2" draw:text-style-name="P1" draw:layer="layout" draw:type="line" svg:x1="20.431cm" svg:y1="10.969cm" svg:x2="22.336cm" svg:y2="10.969cm" draw:start-shape="id19" draw:start-glue-point="7" draw:end-shape="id20" draw:end-glue-point="5" svg:d="m20431 10969h1905" svg:viewBox="0 0 1906 1">
          <text:p/>
        </draw:connector>
        <draw:connector draw:style-name="gr2" draw:text-style-name="P1" draw:layer="layout" draw:type="line" svg:x1="26.019cm" svg:y1="10.969cm" svg:x2="28.71cm" svg:y2="10.939cm" draw:start-shape="id20" draw:start-glue-point="7" svg:d="m26019 10969 2691-30" svg:viewBox="0 0 2692 31">
          <text:p/>
        </draw:connector>
        <draw:connector draw:style-name="gr2" draw:text-style-name="P1" draw:layer="layout" svg:x1="18.97cm" svg:y1="12.176cm" svg:x2="22.209cm" svg:y2="17.256cm" draw:start-shape="id19" draw:start-glue-point="6" draw:end-shape="id5" draw:end-glue-point="4" svg:d="m18970 12176v2540h3239v2540" svg:viewBox="0 0 3240 5081">
          <text:p/>
        </draw:connector>
        <draw:frame draw:style-name="gr6" draw:text-style-name="P4" draw:layer="layout" svg:width="1.27cm" svg:height="0.806cm" svg:x="17.764cm" svg:y="12.259cm">
          <draw:text-box>
            <text:p><text:span text:style-name="T1">NO</text:span></text:p>
          </draw:text-box>
        </draw:frame>
        <draw:frame draw:style-name="gr6" draw:text-style-name="P4" draw:layer="layout" svg:width="1.143cm" svg:height="0.806cm" svg:x="20.431cm" svg:y="10.271cm">
          <draw:text-box>
            <text:p><text:span text:style-name="T1">S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 </meta:initial-creator>
    <meta:creation-date>2014-02-13T16:37:31</meta:creation-date>
    <meta:generator>LibreOffice/3.5$Linux_x86 LibreOffice_project/350m1$Build-2</meta:generator>
    <dc:date>2014-02-17T18:05:09</dc:date>
    <dc:creator>carlo </dc:creator>
    <meta:editing-duration>PT1H50M25S</meta:editing-duration>
    <meta:editing-cycles>30</meta:editing-cycles>
    <meta:document-statistic meta:object-count="64"/>
  </office:meta>
</office:document-meta>
</file>